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ll_results_vgg_overlap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mages</text:p>
          </table:table-cell>
          <table:table-cell office:value-type="string" calcext:value-type="string">
            <text:p>attention</text:p>
          </table:table-cell>
          <table:table-cell office:value-type="string" calcext:value-type="string">
            <text:p>T1 accuracy</text:p>
          </table:table-cell>
          <table:table-cell office:value-type="string" calcext:value-type="string">
            <text:p>T1 p value</text:p>
          </table:table-cell>
          <table:table-cell office:value-type="string" calcext:value-type="string">
            <text:p>T5 accuracy</text:p>
          </table:table-cell>
          <table:table-cell office:value-type="string" calcext:value-type="string">
            <text:p>T5 p value</text:p>
          </table:table-cell>
        </table:table-row>
        <table:table-row table:style-name="ro1">
          <table:table-cell office:value-type="string" calcext:value-type="string">
            <text:p>Vgg 16</text:p>
          </table:table-cell>
          <table:table-cell office:value-type="string" calcext:value-type="string">
            <text:p>Set_1</text:p>
          </table:table-cell>
          <table:table-cell office:value-type="string" calcext:value-type="string">
            <text:p>non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A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Vgg 16</text:p>
          </table:table-cell>
          <table:table-cell office:value-type="string" calcext:value-type="string">
            <text:p>Set_1</text:p>
          </table:table-cell>
          <table:table-cell office:value-type="string" calcext:value-type="string">
            <text:p>Human clicks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string" calcext:value-type="string">
            <text:p>Vgg 16</text:p>
          </table:table-cell>
          <table:table-cell office:value-type="string" calcext:value-type="string">
            <text:p>Set_1</text:p>
          </table:table-cell>
          <table:table-cell office:value-type="string" calcext:value-type="string">
            <text:p>Machine clicks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string" calcext:value-type="string">
            <text:p>Vgg 16</text:p>
          </table:table-cell>
          <table:table-cell office:value-type="string" calcext:value-type="string">
            <text:p>Set_1</text:p>
          </table:table-cell>
          <table:table-cell office:value-type="string" calcext:value-type="string">
            <text:p>bu saliency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string" calcext:value-type="string">
            <text:p>Vgg 19</text:p>
          </table:table-cell>
          <table:table-cell office:value-type="string" calcext:value-type="string">
            <text:p>Set_1</text:p>
          </table:table-cell>
          <table:table-cell office:value-type="string" calcext:value-type="string">
            <text:p>none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NA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Vgg 19</text:p>
          </table:table-cell>
          <table:table-cell office:value-type="string" calcext:value-type="string">
            <text:p>Set_1</text:p>
          </table:table-cell>
          <table:table-cell office:value-type="string" calcext:value-type="string">
            <text:p>Human clicks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string" calcext:value-type="string">
            <text:p>Vgg 19</text:p>
          </table:table-cell>
          <table:table-cell office:value-type="string" calcext:value-type="string">
            <text:p>Set_1</text:p>
          </table:table-cell>
          <table:table-cell office:value-type="string" calcext:value-type="string">
            <text:p>Machine clicks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string" calcext:value-type="string">
            <text:p>Vgg 19</text:p>
          </table:table-cell>
          <table:table-cell office:value-type="string" calcext:value-type="string">
            <text:p>Set_1</text:p>
          </table:table-cell>
          <table:table-cell office:value-type="string" calcext:value-type="string">
            <text:p>bu saliency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string" calcext:value-type="string">
            <text:p>Vgg 16</text:p>
          </table:table-cell>
          <table:table-cell office:value-type="string" calcext:value-type="string">
            <text:p>Set_2</text:p>
          </table:table-cell>
          <table:table-cell office:value-type="string" calcext:value-type="string">
            <text:p>non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A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Vgg 16</text:p>
          </table:table-cell>
          <table:table-cell office:value-type="string" calcext:value-type="string">
            <text:p>Set_2</text:p>
          </table:table-cell>
          <table:table-cell office:value-type="string" calcext:value-type="string">
            <text:p>Human click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string" calcext:value-type="string">
            <text:p>Vgg 16</text:p>
          </table:table-cell>
          <table:table-cell office:value-type="string" calcext:value-type="string">
            <text:p>Set_2</text:p>
          </table:table-cell>
          <table:table-cell office:value-type="string" calcext:value-type="string">
            <text:p>Machine clicks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string" calcext:value-type="string">
            <text:p>Vgg 16</text:p>
          </table:table-cell>
          <table:table-cell office:value-type="string" calcext:value-type="string">
            <text:p>Set_2</text:p>
          </table:table-cell>
          <table:table-cell office:value-type="string" calcext:value-type="string">
            <text:p>bu saliency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string" calcext:value-type="string">
            <text:p>Vgg 19</text:p>
          </table:table-cell>
          <table:table-cell office:value-type="string" calcext:value-type="string">
            <text:p>Set_2</text:p>
          </table:table-cell>
          <table:table-cell office:value-type="string" calcext:value-type="string">
            <text:p>non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A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Vgg 19</text:p>
          </table:table-cell>
          <table:table-cell office:value-type="string" calcext:value-type="string">
            <text:p>Set_2</text:p>
          </table:table-cell>
          <table:table-cell office:value-type="string" calcext:value-type="string">
            <text:p>Human clicks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string" calcext:value-type="string">
            <text:p>Vgg 19</text:p>
          </table:table-cell>
          <table:table-cell office:value-type="string" calcext:value-type="string">
            <text:p>Set_2</text:p>
          </table:table-cell>
          <table:table-cell office:value-type="string" calcext:value-type="string">
            <text:p>Machine clicks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string" calcext:value-type="string">
            <text:p>Vgg 19</text:p>
          </table:table-cell>
          <table:table-cell office:value-type="string" calcext:value-type="string">
            <text:p>Set_2</text:p>
          </table:table-cell>
          <table:table-cell office:value-type="string" calcext:value-type="string">
            <text:p>bu saliency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84" calcext:value-type="float">
            <text:p>84</text:p>
          </table:table-cell>
          <table:table-cell/>
        </table:table-row>
        <table:table-row table:style-name="ro1" table:number-rows-repeated="7">
          <table:table-cell table:number-columns-repeated="7"/>
        </table:table-row>
        <table:table-row table:style-name="ro1">
          <table:table-cell office:value-type="string" calcext:value-type="string">
            <text:p>Resnet 50</text:p>
          </table:table-cell>
          <table:table-cell office:value-type="string" calcext:value-type="string">
            <text:p>Set_1</text:p>
          </table:table-cell>
          <table:table-cell office:value-type="string" calcext:value-type="string">
            <text:p>None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uman clicks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string" calcext:value-type="string">
            <text:p>Resnet 50</text:p>
          </table:table-cell>
          <table:table-cell office:value-type="string" calcext:value-type="string">
            <text:p>Set_2</text:p>
          </table:table-cell>
          <table:table-cell office:value-type="string" calcext:value-type="string">
            <text:p>None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uman clicks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90" calcext:value-type="float">
            <text:p>90</text:p>
          </table:table-cell>
          <table:table-cell/>
        </table:table-row>
      </table:table>
      <table:table table:name="all_results_vgg_accum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mages</text:p>
          </table:table-cell>
          <table:table-cell office:value-type="string" calcext:value-type="string">
            <text:p>attention</text:p>
          </table:table-cell>
          <table:table-cell office:value-type="string" calcext:value-type="string">
            <text:p>T1 accuracy</text:p>
          </table:table-cell>
          <table:table-cell office:value-type="string" calcext:value-type="string">
            <text:p>T1 p value</text:p>
          </table:table-cell>
          <table:table-cell office:value-type="string" calcext:value-type="string">
            <text:p>T5 accuracy</text:p>
          </table:table-cell>
          <table:table-cell office:value-type="string" calcext:value-type="string">
            <text:p>T5 p value</text:p>
          </table:table-cell>
        </table:table-row>
        <table:table-row table:style-name="ro1">
          <table:table-cell office:value-type="string" calcext:value-type="string">
            <text:p>Vgg 16</text:p>
          </table:table-cell>
          <table:table-cell office:value-type="string" calcext:value-type="string">
            <text:p>Set_1</text:p>
          </table:table-cell>
          <table:table-cell office:value-type="string" calcext:value-type="string">
            <text:p>non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A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Vgg 16</text:p>
          </table:table-cell>
          <table:table-cell office:value-type="string" calcext:value-type="string">
            <text:p>Set_1</text:p>
          </table:table-cell>
          <table:table-cell office:value-type="string" calcext:value-type="string">
            <text:p>Human clicks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string" calcext:value-type="string">
            <text:p>Vgg 16</text:p>
          </table:table-cell>
          <table:table-cell office:value-type="string" calcext:value-type="string">
            <text:p>Set_1</text:p>
          </table:table-cell>
          <table:table-cell office:value-type="string" calcext:value-type="string">
            <text:p>bu saliency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string" calcext:value-type="string">
            <text:p>Vgg 19</text:p>
          </table:table-cell>
          <table:table-cell office:value-type="string" calcext:value-type="string">
            <text:p>Set_1</text:p>
          </table:table-cell>
          <table:table-cell office:value-type="string" calcext:value-type="string">
            <text:p>none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NA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Vgg 19</text:p>
          </table:table-cell>
          <table:table-cell office:value-type="string" calcext:value-type="string">
            <text:p>Set_1</text:p>
          </table:table-cell>
          <table:table-cell office:value-type="string" calcext:value-type="string">
            <text:p>Human clicks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string" calcext:value-type="string">
            <text:p>Vgg 19</text:p>
          </table:table-cell>
          <table:table-cell office:value-type="string" calcext:value-type="string">
            <text:p>Set_1</text:p>
          </table:table-cell>
          <table:table-cell office:value-type="string" calcext:value-type="string">
            <text:p>bu saliency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string" calcext:value-type="string">
            <text:p>Vgg 16</text:p>
          </table:table-cell>
          <table:table-cell office:value-type="string" calcext:value-type="string">
            <text:p>Set_2</text:p>
          </table:table-cell>
          <table:table-cell office:value-type="string" calcext:value-type="string">
            <text:p>non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A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Vgg 16</text:p>
          </table:table-cell>
          <table:table-cell office:value-type="string" calcext:value-type="string">
            <text:p>Set_2</text:p>
          </table:table-cell>
          <table:table-cell office:value-type="string" calcext:value-type="string">
            <text:p>Human click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string" calcext:value-type="string">
            <text:p>Vgg 16</text:p>
          </table:table-cell>
          <table:table-cell office:value-type="string" calcext:value-type="string">
            <text:p>Set_2</text:p>
          </table:table-cell>
          <table:table-cell office:value-type="string" calcext:value-type="string">
            <text:p>bu saliency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string" calcext:value-type="string">
            <text:p>Vgg 19</text:p>
          </table:table-cell>
          <table:table-cell office:value-type="string" calcext:value-type="string">
            <text:p>Set_2</text:p>
          </table:table-cell>
          <table:table-cell office:value-type="string" calcext:value-type="string">
            <text:p>non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A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Vgg 19</text:p>
          </table:table-cell>
          <table:table-cell office:value-type="string" calcext:value-type="string">
            <text:p>Set_2</text:p>
          </table:table-cell>
          <table:table-cell office:value-type="string" calcext:value-type="string">
            <text:p>Human clicks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string" calcext:value-type="string">
            <text:p>Vgg 19</text:p>
          </table:table-cell>
          <table:table-cell office:value-type="string" calcext:value-type="string">
            <text:p>Set_2</text:p>
          </table:table-cell>
          <table:table-cell office:value-type="string" calcext:value-type="string">
            <text:p>bu saliency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84" calcext:value-type="float">
            <text:p>84</text:p>
          </table:table-cell>
          <table:table-cell/>
        </table:table-row>
      </table:table>
      <table:table table:name="overlap_accuracy_correlations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Images 1</text:p>
          </table:table-cell>
          <table:table-cell office:value-type="string" calcext:value-type="string">
            <text:p>Baseline Vgg16</text:p>
          </table:table-cell>
          <table:table-cell office:value-type="string" calcext:value-type="string">
            <text:p>Attention Vgg16</text:p>
          </table:table-cell>
          <table:table-cell office:value-type="string" calcext:value-type="string">
            <text:p>A-B</text:p>
          </table:table-cell>
          <table:table-cell office:value-type="string" calcext:value-type="string">
            <text:p>Baseline Vgg19</text:p>
          </table:table-cell>
          <table:table-cell office:value-type="string" calcext:value-type="string">
            <text:p>Attention Vgg19</text:p>
          </table:table-cell>
          <table:table-cell office:value-type="string" calcext:value-type="string">
            <text:p>A-B</text:p>
          </table:table-cell>
          <table:table-cell office:value-type="string" calcext:value-type="string">
            <text:p>lrp corrs</text:p>
          </table:table-cell>
          <table:table-cell office:value-type="string" calcext:value-type="string">
            <text:p>bubbles corrs</text:p>
          </table:table-cell>
          <table:table-cell office:value-type="string" calcext:value-type="string">
            <text:p>VGG16 &amp; lrp</text:p>
          </table:table-cell>
          <table:table-cell office:value-type="string" calcext:value-type="string">
            <text:p>VGG16 &amp; bubbles</text:p>
          </table:table-cell>
          <table:table-cell office:value-type="string" calcext:value-type="string">
            <text:p>VGG19 &amp; lrp</text:p>
          </table:table-cell>
          <table:table-cell office:value-type="string" calcext:value-type="string">
            <text:p>VGG19 &amp; bubbles</text:p>
          </table:table-cell>
        </table:table-row>
        <table:table-row table:style-name="ro1">
          <table:table-cell office:value-type="string" calcext:value-type="string">
            <text:p>great white shark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table:formula="of:=[.C2]-[.B2]" office:value-type="float" office:value="0.1" calcext:value-type="float">
            <text:p>0.1</text:p>
          </table:table-cell>
          <table:table-cell table:number-columns-repeated="2" office:value-type="float" office:value="0.9" calcext:value-type="float">
            <text:p>0.9</text:p>
          </table:table-cell>
          <table:table-cell table:formula="of:=[.F2]-[.E2]" office:value-type="float" office:value="0" calcext:value-type="float">
            <text:p>0</text:p>
          </table:table-cell>
          <table:table-cell office:value-type="float" office:value="0.36183801" calcext:value-type="float">
            <text:p>0.36183801</text:p>
          </table:table-cell>
          <table:table-cell office:value-type="float" office:value="0.13043635" calcext:value-type="float">
            <text:p>0.13043635</text:p>
          </table:table-cell>
          <table:table-cell table:formula="of:=CORREL([.D2:.D11];[.H2:.H11])" office:value-type="float" office:value="0.594076485509384" calcext:value-type="float">
            <text:p>0.5940764855</text:p>
          </table:table-cell>
          <table:table-cell table:formula="of:=CORREL([.D2:.D11];[.I2:.I11])" office:value-type="float" office:value="-0.228321949306244" calcext:value-type="float">
            <text:p>-0.2283219493</text:p>
          </table:table-cell>
          <table:table-cell table:formula="of:=CORREL([.G2:.G11];[.H2:.H11])" office:value-type="float" office:value="-0.247844036163041" calcext:value-type="float">
            <text:p>-0.2478440362</text:p>
          </table:table-cell>
          <table:table-cell table:formula="of:=CORREL([.G2:.G11];[.I2:.I11])" office:value-type="float" office:value="0.25379553797346" calcext:value-type="float">
            <text:p>0.253795538</text:p>
          </table:table-cell>
        </table:table-row>
        <table:table-row table:style-name="ro1">
          <table:table-cell office:value-type="string" calcext:value-type="string">
            <text:p>bald eagle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[.C3]-[.B3]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formula="of:=[.F3]-[.E3]" office:value-type="float" office:value="-0.1" calcext:value-type="float">
            <text:p>-0.1</text:p>
          </table:table-cell>
          <table:table-cell office:value-type="float" office:value="0.57367201" calcext:value-type="float">
            <text:p>0.57367201</text:p>
          </table:table-cell>
          <table:table-cell office:value-type="float" office:value="-0.0891394" calcext:value-type="float">
            <text:p>-0.08913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rder collie'</text:p>
          </table:table-cell>
          <table:table-cell table:number-columns-repeated="2" office:value-type="float" office:value="0.4" calcext:value-type="float">
            <text:p>0.4</text:p>
          </table:table-cell>
          <table:table-cell table:formula="of:=[.C4]-[.B4]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table:formula="of:=[.F4]-[.E4]" office:value-type="float" office:value="0.1" calcext:value-type="float">
            <text:p>0.1</text:p>
          </table:table-cell>
          <table:table-cell office:value-type="float" office:value="0.21196077" calcext:value-type="float">
            <text:p>0.21196077</text:p>
          </table:table-cell>
          <table:table-cell office:value-type="float" office:value="0.06314825" calcext:value-type="float">
            <text:p>0.063148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gua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5]-[.B5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5]-[.E5]" office:value-type="float" office:value="0" calcext:value-type="float">
            <text:p>0</text:p>
          </table:table-cell>
          <table:table-cell office:value-type="float" office:value="0.0414705" calcext:value-type="float">
            <text:p>0.0414705</text:p>
          </table:table-cell>
          <table:table-cell office:value-type="float" office:value="0.03606167" calcext:value-type="float">
            <text:p>0.036061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rrel'</text:p>
          </table:table-cell>
          <table:table-cell table:number-columns-repeated="2" office:value-type="float" office:value="0.9" calcext:value-type="float">
            <text:p>0.9</text:p>
          </table:table-cell>
          <table:table-cell table:formula="of:=[.C6]-[.B6]" office:value-type="float" office:value="0" calcext:value-type="float">
            <text:p>0</text:p>
          </table:table-cell>
          <table:table-cell table:number-columns-repeated="2" office:value-type="float" office:value="0.9" calcext:value-type="float">
            <text:p>0.9</text:p>
          </table:table-cell>
          <table:table-cell table:formula="of:=[.F6]-[.E6]" office:value-type="float" office:value="0" calcext:value-type="float">
            <text:p>0</text:p>
          </table:table-cell>
          <table:table-cell office:value-type="float" office:value="0.27632838" calcext:value-type="float">
            <text:p>0.27632838</text:p>
          </table:table-cell>
          <table:table-cell office:value-type="float" office:value="0.01882262" calcext:value-type="float">
            <text:p>0.018822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irliner'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table:formula="of:=[.C7]-[.B7]" office:value-type="float" office:value="0.1" calcext:value-type="float">
            <text:p>0.1</text:p>
          </table:table-cell>
          <table:table-cell table:number-columns-repeated="2" office:value-type="float" office:value="0.9" calcext:value-type="float">
            <text:p>0.9</text:p>
          </table:table-cell>
          <table:table-cell table:formula="of:=[.F7]-[.E7]" office:value-type="float" office:value="0" calcext:value-type="float">
            <text:p>0</text:p>
          </table:table-cell>
          <table:table-cell office:value-type="float" office:value="0.53792765" calcext:value-type="float">
            <text:p>0.53792765</text:p>
          </table:table-cell>
          <table:table-cell office:value-type="float" office:value="0.02052388" calcext:value-type="float">
            <text:p>0.020523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ool bus'</text:p>
          </table:table-cell>
          <table:table-cell table:number-columns-repeated="2" office:value-type="float" office:value="0.8" calcext:value-type="float">
            <text:p>0.8</text:p>
          </table:table-cell>
          <table:table-cell table:formula="of:=[.C8]-[.B8]" office:value-type="float" office:value="0" calcext:value-type="float">
            <text:p>0</text:p>
          </table:table-cell>
          <table:table-cell table:number-columns-repeated="2" office:value-type="float" office:value="0.8" calcext:value-type="float">
            <text:p>0.8</text:p>
          </table:table-cell>
          <table:table-cell table:formula="of:=[.F8]-[.E8]" office:value-type="float" office:value="0" calcext:value-type="float">
            <text:p>0</text:p>
          </table:table-cell>
          <table:table-cell office:value-type="float" office:value="0.3651996" calcext:value-type="float">
            <text:p>0.3651996</text:p>
          </table:table-cell>
          <table:table-cell office:value-type="float" office:value="-0.00576835" calcext:value-type="float">
            <text:p>-0.005768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edboat'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table:formula="of:=[.C9]-[.B9]"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table:formula="of:=[.F9]-[.E9]" office:value-type="float" office:value="0.1" calcext:value-type="float">
            <text:p>0.1</text:p>
          </table:table-cell>
          <table:table-cell office:value-type="float" office:value="0.51762959" calcext:value-type="float">
            <text:p>0.51762959</text:p>
          </table:table-cell>
          <table:table-cell office:value-type="float" office:value="-0.0354047" calcext:value-type="float">
            <text:p>-0.03540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orts car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table:formula="of:=[.C10]-[.B10]" office:value-type="float" office:value="0.1" calcext:value-type="float">
            <text:p>0.1</text:p>
          </table:table-cell>
          <table:table-cell table:number-columns-repeated="2" office:value-type="float" office:value="0.5" calcext:value-type="float">
            <text:p>0.5</text:p>
          </table:table-cell>
          <table:table-cell table:formula="of:=[.F10]-[.E10]" office:value-type="float" office:value="0" calcext:value-type="float">
            <text:p>0</text:p>
          </table:table-cell>
          <table:table-cell office:value-type="float" office:value="0.30343722" calcext:value-type="float">
            <text:p>0.30343722</text:p>
          </table:table-cell>
          <table:table-cell office:value-type="float" office:value="0.05821422" calcext:value-type="float">
            <text:p>0.058214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ler truck</text:p>
          </table:table-cell>
          <table:table-cell table:number-columns-repeated="2" office:value-type="float" office:value="0.9" calcext:value-type="float">
            <text:p>0.9</text:p>
          </table:table-cell>
          <table:table-cell table:formula="of:=[.C11]-[.B11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11]-[.E11]" office:value-type="float" office:value="0" calcext:value-type="float">
            <text:p>0</text:p>
          </table:table-cell>
          <table:table-cell office:value-type="float" office:value="0.46632885" calcext:value-type="float">
            <text:p>0.46632885</text:p>
          </table:table-cell>
          <table:table-cell office:value-type="float" office:value="0.11544826" calcext:value-type="float">
            <text:p>0.11544826</text:p>
          </table:table-cell>
          <table:table-cell table:number-columns-repeated="4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Images 2</text:p>
          </table:table-cell>
          <table:table-cell office:value-type="string" calcext:value-type="string">
            <text:p>Baseline Vgg16</text:p>
          </table:table-cell>
          <table:table-cell office:value-type="string" calcext:value-type="string">
            <text:p>Attention Vgg16</text:p>
          </table:table-cell>
          <table:table-cell office:value-type="string" calcext:value-type="string">
            <text:p>A-B</text:p>
          </table:table-cell>
          <table:table-cell office:value-type="string" calcext:value-type="string">
            <text:p>Baseline Vgg19</text:p>
          </table:table-cell>
          <table:table-cell office:value-type="string" calcext:value-type="string">
            <text:p>Attention Vgg19</text:p>
          </table:table-cell>
          <table:table-cell office:value-type="string" calcext:value-type="string">
            <text:p>A-B</text:p>
          </table:table-cell>
          <table:table-cell office:value-type="string" calcext:value-type="string">
            <text:p>lrp corrs</text:p>
          </table:table-cell>
          <table:table-cell office:value-type="string" calcext:value-type="string">
            <text:p>bubbles corrs</text:p>
          </table:table-cell>
          <table:table-cell office:value-type="string" calcext:value-type="string">
            <text:p>VGG16 &amp; lrp</text:p>
          </table:table-cell>
          <table:table-cell office:value-type="string" calcext:value-type="string">
            <text:p>VGG16 &amp; bubbles</text:p>
          </table:table-cell>
          <table:table-cell office:value-type="string" calcext:value-type="string">
            <text:p>VGG19 &amp; lrp</text:p>
          </table:table-cell>
          <table:table-cell office:value-type="string" calcext:value-type="string">
            <text:p>VGG19 &amp; bubbles</text:p>
          </table:table-cell>
        </table:table-row>
        <table:table-row table:style-name="ro1">
          <table:table-cell office:value-type="string" calcext:value-type="string">
            <text:p>night snake</text:p>
          </table:table-cell>
          <table:table-cell table:number-columns-repeated="2" office:value-type="float" office:value="0.4" calcext:value-type="float">
            <text:p>0.4</text:p>
          </table:table-cell>
          <table:table-cell table:formula="of:=[.C16]-[.B16]"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table:formula="of:=[.F16]-[.E16]" office:value-type="float" office:value="0" calcext:value-type="float">
            <text:p>0</text:p>
          </table:table-cell>
          <table:table-cell office:value-type="float" office:value="0.31652608" calcext:value-type="float">
            <text:p>0.31652608</text:p>
          </table:table-cell>
          <table:table-cell office:value-type="float" office:value="0.00279108" calcext:value-type="float">
            <text:p>0.00279108</text:p>
          </table:table-cell>
          <table:table-cell table:formula="of:=CORREL([.D16:.D25];[.H16:.H25])" office:value-type="float" office:value="0.487118224032571" calcext:value-type="float">
            <text:p>0.487118224</text:p>
          </table:table-cell>
          <table:table-cell table:formula="of:=CORREL([.D16:.D25];[.I16:.I25])" office:value-type="float" office:value="0.0292453208684523" calcext:value-type="float">
            <text:p>0.0292453209</text:p>
          </table:table-cell>
          <table:table-cell table:formula="of:=CORREL([.G16:.G25];[.H16:.H25])" office:value-type="float" office:value="-0.142716385979167" calcext:value-type="float">
            <text:p>-0.142716386</text:p>
          </table:table-cell>
          <table:table-cell table:formula="of:=CORREL([.G16:.G25];[.I16:.I25])" office:value-type="float" office:value="-0.327478106712317" calcext:value-type="float">
            <text:p>-0.3274781067</text:p>
          </table:table-cell>
        </table:table-row>
        <table:table-row table:style-name="ro1">
          <table:table-cell office:value-type="string" calcext:value-type="string">
            <text:p>English foxhound'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table:formula="of:=[.C17]-[.B17]"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table:formula="of:=[.F17]-[.E17]" office:value-type="float" office:value="0.1" calcext:value-type="float">
            <text:p>0.1</text:p>
          </table:table-cell>
          <table:table-cell office:value-type="float" office:value="0.38279206" calcext:value-type="float">
            <text:p>0.38279206</text:p>
          </table:table-cell>
          <table:table-cell office:value-type="float" office:value="0.02524469" calcext:value-type="float">
            <text:p>0.025244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kimo dog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table:formula="of:=[.C18]-[.B18]" office:value-type="float" office:value="0.1" calcext:value-type="float">
            <text:p>0.1</text:p>
          </table:table-cell>
          <table:table-cell table:number-columns-repeated="2" office:value-type="float" office:value="0.3" calcext:value-type="float">
            <text:p>0.3</text:p>
          </table:table-cell>
          <table:table-cell table:formula="of:=[.F18]-[.E18]" office:value-type="float" office:value="0" calcext:value-type="float">
            <text:p>0</text:p>
          </table:table-cell>
          <table:table-cell office:value-type="float" office:value="0.45576678" calcext:value-type="float">
            <text:p>0.45576678</text:p>
          </table:table-cell>
          <table:table-cell office:value-type="float" office:value="-0.03488297" calcext:value-type="float">
            <text:p>-0.034882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ature poodle'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table:formula="of:=[.C19]-[.B19]" office:value-type="float" office:value="0.1" calcext:value-type="float">
            <text:p>0.1</text:p>
          </table:table-cell>
          <table:table-cell table:number-columns-repeated="2" office:value-type="float" office:value="0.2" calcext:value-type="float">
            <text:p>0.2</text:p>
          </table:table-cell>
          <table:table-cell table:formula="of:=[.F19]-[.E19]" office:value-type="float" office:value="0" calcext:value-type="float">
            <text:p>0</text:p>
          </table:table-cell>
          <table:table-cell office:value-type="float" office:value="0.25382076" calcext:value-type="float">
            <text:p>0.25382076</text:p>
          </table:table-cell>
          <table:table-cell office:value-type="float" office:value="0.02222048" calcext:value-type="float">
            <text:p>0.022220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ecat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table:formula="of:=[.C20]-[.B20]"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table:formula="of:=[.F20]-[.E20]" office:value-type="float" office:value="0.1" calcext:value-type="float">
            <text:p>0.1</text:p>
          </table:table-cell>
          <table:table-cell office:value-type="float" office:value="0.27309721" calcext:value-type="float">
            <text:p>0.27309721</text:p>
          </table:table-cell>
          <table:table-cell office:value-type="float" office:value="0.06200411" calcext:value-type="float">
            <text:p>0.062004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sette player'</text:p>
          </table:table-cell>
          <table:table-cell table:number-columns-repeated="2" office:value-type="float" office:value="0.4" calcext:value-type="float">
            <text:p>0.4</text:p>
          </table:table-cell>
          <table:table-cell table:formula="of:=[.C21]-[.B21]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table:formula="of:=[.F21]-[.E21]" office:value-type="float" office:value="0.1" calcext:value-type="float">
            <text:p>0.1</text:p>
          </table:table-cell>
          <table:table-cell office:value-type="float" office:value="0.11887033" calcext:value-type="float">
            <text:p>0.11887033</text:p>
          </table:table-cell>
          <table:table-cell office:value-type="float" office:value="0.001537" calcext:value-type="float">
            <text:p>0.0015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jectile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table:formula="of:=[.C22]-[.B22]"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table:formula="of:=[.F22]-[.E22]" office:value-type="float" office:value="0.1" calcext:value-type="float">
            <text:p>0.1</text:p>
          </table:table-cell>
          <table:table-cell office:value-type="float" office:value="0.25884035" calcext:value-type="float">
            <text:p>0.25884035</text:p>
          </table:table-cell>
          <table:table-cell office:value-type="float" office:value="0.00432987" calcext:value-type="float">
            <text:p>0.004329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reen</text:p>
          </table:table-cell>
          <table:table-cell table:number-columns-repeated="2" office:value-type="float" office:value="0.1" calcext:value-type="float">
            <text:p>0.1</text:p>
          </table:table-cell>
          <table:table-cell table:formula="of:=[.C23]-[.B23]"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table:formula="of:=[.F23]-[.E23]" office:value-type="float" office:value="0" calcext:value-type="float">
            <text:p>0</text:p>
          </table:table-cell>
          <table:table-cell office:value-type="float" office:value="0.28960677" calcext:value-type="float">
            <text:p>0.28960677</text:p>
          </table:table-cell>
          <table:table-cell office:value-type="float" office:value="0.05719036" calcext:value-type="float">
            <text:p>0.057190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nglass'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[.C24]-[.B24]" office:value-type="float" office:value="-0.1" calcext:value-type="float">
            <text:p>-0.1</text:p>
          </table:table-cell>
          <table:table-cell table:number-columns-repeated="2" office:value-type="float" office:value="0.1" calcext:value-type="float">
            <text:p>0.1</text:p>
          </table:table-cell>
          <table:table-cell table:formula="of:=[.F24]-[.E24]" office:value-type="float" office:value="0" calcext:value-type="float">
            <text:p>0</text:p>
          </table:table-cell>
          <table:table-cell office:value-type="float" office:value="0.18412325" calcext:value-type="float">
            <text:p>0.18412325</text:p>
          </table:table-cell>
          <table:table-cell office:value-type="float" office:value="0.01670961" calcext:value-type="float">
            <text:p>0.016709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water jug'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table:formula="of:=[.C25]-[.B25]"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formula="of:=[.F25]-[.E25]" office:value-type="float" office:value="-0.1" calcext:value-type="float">
            <text:p>-0.1</text:p>
          </table:table-cell>
          <table:table-cell office:value-type="float" office:value="0.27302082" calcext:value-type="float">
            <text:p>0.27302082</text:p>
          </table:table-cell>
          <table:table-cell office:value-type="float" office:value="0.09099004" calcext:value-type="float">
            <text:p>0.09099004</text:p>
          </table:table-cell>
          <table:table-cell table:number-columns-repeated="4"/>
        </table:table-row>
      </table:table>
      <table:table table:name="accum_accuracy_correlations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Images 1</text:p>
          </table:table-cell>
          <table:table-cell office:value-type="string" calcext:value-type="string">
            <text:p>Baseline Vgg16</text:p>
          </table:table-cell>
          <table:table-cell office:value-type="string" calcext:value-type="string">
            <text:p>Attention Vgg16</text:p>
          </table:table-cell>
          <table:table-cell office:value-type="string" calcext:value-type="string">
            <text:p>A-B</text:p>
          </table:table-cell>
          <table:table-cell office:value-type="string" calcext:value-type="string">
            <text:p>Baseline Vgg19</text:p>
          </table:table-cell>
          <table:table-cell office:value-type="string" calcext:value-type="string">
            <text:p>Attention Vgg19</text:p>
          </table:table-cell>
          <table:table-cell office:value-type="string" calcext:value-type="string">
            <text:p>A-B</text:p>
          </table:table-cell>
          <table:table-cell office:value-type="string" calcext:value-type="string">
            <text:p>lrp corrs</text:p>
          </table:table-cell>
          <table:table-cell office:value-type="string" calcext:value-type="string">
            <text:p>bubbles corrs</text:p>
          </table:table-cell>
          <table:table-cell office:value-type="string" calcext:value-type="string">
            <text:p>VGG16 &amp; lrp</text:p>
          </table:table-cell>
          <table:table-cell office:value-type="string" calcext:value-type="string">
            <text:p>VGG16 &amp; bubbles</text:p>
          </table:table-cell>
          <table:table-cell office:value-type="string" calcext:value-type="string">
            <text:p>VGG19 &amp; lrp</text:p>
          </table:table-cell>
          <table:table-cell office:value-type="string" calcext:value-type="string">
            <text:p>VGG19 &amp; bubbles</text:p>
          </table:table-cell>
        </table:table-row>
        <table:table-row table:style-name="ro1">
          <table:table-cell office:value-type="string" calcext:value-type="string">
            <text:p>great white shark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table:formula="of:=[.C2]-[.B2]" office:value-type="float" office:value="0.1" calcext:value-type="float">
            <text:p>0.1</text:p>
          </table:table-cell>
          <table:table-cell table:number-columns-repeated="2" office:value-type="float" office:value="0.9" calcext:value-type="float">
            <text:p>0.9</text:p>
          </table:table-cell>
          <table:table-cell table:formula="of:=[.F2]-[.E2]" office:value-type="float" office:value="0" calcext:value-type="float">
            <text:p>0</text:p>
          </table:table-cell>
          <table:table-cell office:value-type="float" office:value="0.36457667" calcext:value-type="float">
            <text:p>0.36457667</text:p>
          </table:table-cell>
          <table:table-cell office:value-type="float" office:value="0.13236266" calcext:value-type="float">
            <text:p>0.13236266</text:p>
          </table:table-cell>
          <table:table-cell table:formula="of:=CORREL([.D2:.D11];[.H2:.H11])" office:value-type="float" office:value="0.527518568944495" calcext:value-type="float">
            <text:p>0.5275185689</text:p>
          </table:table-cell>
          <table:table-cell table:formula="of:=CORREL([.D2:.D11];[.I2:.I11])" office:value-type="float" office:value="-0.128911331619476" calcext:value-type="float">
            <text:p>-0.1289113316</text:p>
          </table:table-cell>
          <table:table-cell table:formula="of:=CORREL([.G2:.G11];[.H2:.H11])" office:value-type="float" office:value="-0.0000987526554126326" calcext:value-type="float">
            <text:p>-9.87526554126326E-005</text:p>
          </table:table-cell>
          <table:table-cell table:formula="of:=CORREL([.G2:.G11];[.I2:.I11])" office:value-type="float" office:value="-0.26269731357773" calcext:value-type="float">
            <text:p>-0.2626973136</text:p>
          </table:table-cell>
        </table:table-row>
        <table:table-row table:style-name="ro1">
          <table:table-cell office:value-type="string" calcext:value-type="string">
            <text:p>bald eagle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[.C3]-[.B3]"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3]-[.E3]" office:value-type="float" office:value="0" calcext:value-type="float">
            <text:p>0</text:p>
          </table:table-cell>
          <table:table-cell office:value-type="float" office:value="0.57290588" calcext:value-type="float">
            <text:p>0.57290588</text:p>
          </table:table-cell>
          <table:table-cell office:value-type="float" office:value="-0.08893104" calcext:value-type="float">
            <text:p>-0.088931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rder collie'</text:p>
          </table:table-cell>
          <table:table-cell table:number-columns-repeated="2" office:value-type="float" office:value="0.4" calcext:value-type="float">
            <text:p>0.4</text:p>
          </table:table-cell>
          <table:table-cell table:formula="of:=[.C4]-[.B4]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table:formula="of:=[.F4]-[.E4]" office:value-type="float" office:value="0.1" calcext:value-type="float">
            <text:p>0.1</text:p>
          </table:table-cell>
          <table:table-cell office:value-type="float" office:value="0.21157177" calcext:value-type="float">
            <text:p>0.21157177</text:p>
          </table:table-cell>
          <table:table-cell office:value-type="float" office:value="0.06225936" calcext:value-type="float">
            <text:p>0.062259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gua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5]-[.B5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5]-[.E5]" office:value-type="float" office:value="0" calcext:value-type="float">
            <text:p>0</text:p>
          </table:table-cell>
          <table:table-cell office:value-type="float" office:value="0.0423947" calcext:value-type="float">
            <text:p>0.0423947</text:p>
          </table:table-cell>
          <table:table-cell office:value-type="float" office:value="0.03563291" calcext:value-type="float">
            <text:p>0.035632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rrel'</text:p>
          </table:table-cell>
          <table:table-cell table:number-columns-repeated="2" office:value-type="float" office:value="0.9" calcext:value-type="float">
            <text:p>0.9</text:p>
          </table:table-cell>
          <table:table-cell table:formula="of:=[.C6]-[.B6]" office:value-type="float" office:value="0" calcext:value-type="float">
            <text:p>0</text:p>
          </table:table-cell>
          <table:table-cell table:number-columns-repeated="2" office:value-type="float" office:value="0.9" calcext:value-type="float">
            <text:p>0.9</text:p>
          </table:table-cell>
          <table:table-cell table:formula="of:=[.F6]-[.E6]" office:value-type="float" office:value="0" calcext:value-type="float">
            <text:p>0</text:p>
          </table:table-cell>
          <table:table-cell office:value-type="float" office:value="0.27845409" calcext:value-type="float">
            <text:p>0.27845409</text:p>
          </table:table-cell>
          <table:table-cell office:value-type="float" office:value="0.0180871" calcext:value-type="float">
            <text:p>0.01808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irliner'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table:formula="of:=[.C7]-[.B7]" office:value-type="float" office:value="0.1" calcext:value-type="float">
            <text:p>0.1</text:p>
          </table:table-cell>
          <table:table-cell table:number-columns-repeated="2" office:value-type="float" office:value="0.9" calcext:value-type="float">
            <text:p>0.9</text:p>
          </table:table-cell>
          <table:table-cell table:formula="of:=[.F7]-[.E7]" office:value-type="float" office:value="0" calcext:value-type="float">
            <text:p>0</text:p>
          </table:table-cell>
          <table:table-cell office:value-type="float" office:value="0.53867484" calcext:value-type="float">
            <text:p>0.53867484</text:p>
          </table:table-cell>
          <table:table-cell office:value-type="float" office:value="0.02120135" calcext:value-type="float">
            <text:p>0.021201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ool bus'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table:formula="of:=[.C8]-[.B8]" office:value-type="float" office:value="-0.1" calcext:value-type="float">
            <text:p>-0.1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table:formula="of:=[.F8]-[.E8]" office:value-type="float" office:value="0.1" calcext:value-type="float">
            <text:p>0.1</text:p>
          </table:table-cell>
          <table:table-cell office:value-type="float" office:value="0.36690856" calcext:value-type="float">
            <text:p>0.36690856</text:p>
          </table:table-cell>
          <table:table-cell office:value-type="float" office:value="-0.0107672" calcext:value-type="float">
            <text:p>-0.01076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edboat'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table:formula="of:=[.C9]-[.B9]"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table:formula="of:=[.F9]-[.E9]" office:value-type="float" office:value="0.1" calcext:value-type="float">
            <text:p>0.1</text:p>
          </table:table-cell>
          <table:table-cell office:value-type="float" office:value="0.51994533" calcext:value-type="float">
            <text:p>0.51994533</text:p>
          </table:table-cell>
          <table:table-cell office:value-type="float" office:value="-0.03316493" calcext:value-type="float">
            <text:p>-0.033164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orts car</text:p>
          </table:table-cell>
          <table:table-cell table:number-columns-repeated="2" office:value-type="float" office:value="0.6" calcext:value-type="float">
            <text:p>0.6</text:p>
          </table:table-cell>
          <table:table-cell table:formula="of:=[.C10]-[.B10]"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table:formula="of:=[.F10]-[.E10]" office:value-type="float" office:value="0" calcext:value-type="float">
            <text:p>0</text:p>
          </table:table-cell>
          <table:table-cell office:value-type="float" office:value="0.30033512" calcext:value-type="float">
            <text:p>0.30033512</text:p>
          </table:table-cell>
          <table:table-cell office:value-type="float" office:value="0.06232974" calcext:value-type="float">
            <text:p>0.062329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ler truck</text:p>
          </table:table-cell>
          <table:table-cell table:number-columns-repeated="2" office:value-type="float" office:value="0.9" calcext:value-type="float">
            <text:p>0.9</text:p>
          </table:table-cell>
          <table:table-cell table:formula="of:=[.C11]-[.B11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11]-[.E11]" office:value-type="float" office:value="0" calcext:value-type="float">
            <text:p>0</text:p>
          </table:table-cell>
          <table:table-cell office:value-type="float" office:value="0.46588891" calcext:value-type="float">
            <text:p>0.46588891</text:p>
          </table:table-cell>
          <table:table-cell office:value-type="float" office:value="0.1156182" calcext:value-type="float">
            <text:p>0.1156182</text:p>
          </table:table-cell>
          <table:table-cell table:number-columns-repeated="4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Images 2</text:p>
          </table:table-cell>
          <table:table-cell office:value-type="string" calcext:value-type="string">
            <text:p>Baseline Vgg16</text:p>
          </table:table-cell>
          <table:table-cell office:value-type="string" calcext:value-type="string">
            <text:p>Attention Vgg16</text:p>
          </table:table-cell>
          <table:table-cell office:value-type="string" calcext:value-type="string">
            <text:p>A-B</text:p>
          </table:table-cell>
          <table:table-cell office:value-type="string" calcext:value-type="string">
            <text:p>Baseline Vgg19</text:p>
          </table:table-cell>
          <table:table-cell office:value-type="string" calcext:value-type="string">
            <text:p>Attention Vgg19</text:p>
          </table:table-cell>
          <table:table-cell office:value-type="string" calcext:value-type="string">
            <text:p>A-B</text:p>
          </table:table-cell>
          <table:table-cell office:value-type="string" calcext:value-type="string">
            <text:p>lrp corrs</text:p>
          </table:table-cell>
          <table:table-cell office:value-type="string" calcext:value-type="string">
            <text:p>bubbles corrs</text:p>
          </table:table-cell>
          <table:table-cell office:value-type="string" calcext:value-type="string">
            <text:p>VGG16 &amp; lrp</text:p>
          </table:table-cell>
          <table:table-cell office:value-type="string" calcext:value-type="string">
            <text:p>VGG16 &amp; bubbles</text:p>
          </table:table-cell>
          <table:table-cell office:value-type="string" calcext:value-type="string">
            <text:p>VGG19 &amp; lrp</text:p>
          </table:table-cell>
          <table:table-cell office:value-type="string" calcext:value-type="string">
            <text:p>VGG19 &amp; bubbles</text:p>
          </table:table-cell>
        </table:table-row>
        <table:table-row table:style-name="ro1">
          <table:table-cell office:value-type="string" calcext:value-type="string">
            <text:p>night snake</text:p>
          </table:table-cell>
          <table:table-cell table:number-columns-repeated="2" office:value-type="float" office:value="0.4" calcext:value-type="float">
            <text:p>0.4</text:p>
          </table:table-cell>
          <table:table-cell table:formula="of:=[.C16]-[.B16]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table:formula="of:=[.F16]-[.E16]" office:value-type="float" office:value="0.1" calcext:value-type="float">
            <text:p>0.1</text:p>
          </table:table-cell>
          <table:table-cell office:value-type="float" office:value="0.31232287" calcext:value-type="float">
            <text:p>0.31232287</text:p>
          </table:table-cell>
          <table:table-cell office:value-type="float" office:value="-0.00020885" calcext:value-type="float">
            <text:p>-0.00020885</text:p>
          </table:table-cell>
          <table:table-cell table:formula="of:=CORREL([.D16:.D25];[.H16:.H25])" office:value-type="float" office:value="0.486360203577348" calcext:value-type="float">
            <text:p>0.4863602036</text:p>
          </table:table-cell>
          <table:table-cell table:formula="of:=CORREL([.E16:.E25];[.I16:.I25])" office:value-type="float" office:value="-0.168582102825309" calcext:value-type="float">
            <text:p>-0.1685821028</text:p>
          </table:table-cell>
          <table:table-cell table:formula="of:=CORREL([.G16:.G25];[.H16:.H25])" office:value-type="float" office:value="0.141472335212567" calcext:value-type="float">
            <text:p>0.1414723352</text:p>
          </table:table-cell>
          <table:table-cell table:formula="of:=CORREL([.H16:.H25];[.I16:.I25])" office:value-type="float" office:value="-0.280712043568205" calcext:value-type="float">
            <text:p>-0.2807120436</text:p>
          </table:table-cell>
        </table:table-row>
        <table:table-row table:style-name="ro1">
          <table:table-cell office:value-type="string" calcext:value-type="string">
            <text:p>English foxhound'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table:formula="of:=[.C17]-[.B17]"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table:formula="of:=[.F17]-[.E17]" office:value-type="float" office:value="0.1" calcext:value-type="float">
            <text:p>0.1</text:p>
          </table:table-cell>
          <table:table-cell office:value-type="float" office:value="0.38274738" calcext:value-type="float">
            <text:p>0.38274738</text:p>
          </table:table-cell>
          <table:table-cell office:value-type="float" office:value="0.02362936" calcext:value-type="float">
            <text:p>0.023629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sky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table:formula="of:=[.C18]-[.B18]"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table:formula="of:=[.F18]-[.E18]" office:value-type="float" office:value="0.1" calcext:value-type="float">
            <text:p>0.1</text:p>
          </table:table-cell>
          <table:table-cell office:value-type="float" office:value="0.45405066" calcext:value-type="float">
            <text:p>0.45405066</text:p>
          </table:table-cell>
          <table:table-cell office:value-type="float" office:value="-0.03469647" calcext:value-type="float">
            <text:p>-0.034696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ature poodle'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table:formula="of:=[.C19]-[.B19]"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table:formula="of:=[.F19]-[.E19]" office:value-type="float" office:value="0.1" calcext:value-type="float">
            <text:p>0.1</text:p>
          </table:table-cell>
          <table:table-cell office:value-type="float" office:value="0.25151123" calcext:value-type="float">
            <text:p>0.25151123</text:p>
          </table:table-cell>
          <table:table-cell office:value-type="float" office:value="0.02491229" calcext:value-type="float">
            <text:p>0.024912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ecat</text:p>
          </table:table-cell>
          <table:table-cell table:number-columns-repeated="2" office:value-type="float" office:value="0.4" calcext:value-type="float">
            <text:p>0.4</text:p>
          </table:table-cell>
          <table:table-cell table:formula="of:=[.C20]-[.B20]" office:value-type="float" office:value="0" calcext:value-type="float">
            <text:p>0</text:p>
          </table:table-cell>
          <table:table-cell table:number-columns-repeated="2" office:value-type="float" office:value="0.3" calcext:value-type="float">
            <text:p>0.3</text:p>
          </table:table-cell>
          <table:table-cell table:formula="of:=[.F20]-[.E20]" office:value-type="float" office:value="0" calcext:value-type="float">
            <text:p>0</text:p>
          </table:table-cell>
          <table:table-cell office:value-type="float" office:value="0.27243425" calcext:value-type="float">
            <text:p>0.27243425</text:p>
          </table:table-cell>
          <table:table-cell office:value-type="float" office:value="0.058637" calcext:value-type="float">
            <text:p>0.0586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sette player'</text:p>
          </table:table-cell>
          <table:table-cell table:number-columns-repeated="2" office:value-type="float" office:value="0.4" calcext:value-type="float">
            <text:p>0.4</text:p>
          </table:table-cell>
          <table:table-cell table:formula="of:=[.C21]-[.B21]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table:formula="of:=[.F21]-[.E21]" office:value-type="float" office:value="0.1" calcext:value-type="float">
            <text:p>0.1</text:p>
          </table:table-cell>
          <table:table-cell office:value-type="float" office:value="0.12289733" calcext:value-type="float">
            <text:p>0.12289733</text:p>
          </table:table-cell>
          <table:table-cell office:value-type="float" office:value="0.00369529" calcext:value-type="float">
            <text:p>0.003695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sile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table:formula="of:=[.C22]-[.B22]"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table:formula="of:=[.F22]-[.E22]" office:value-type="float" office:value="0.2" calcext:value-type="float">
            <text:p>0.2</text:p>
          </table:table-cell>
          <table:table-cell office:value-type="float" office:value="0.2576171" calcext:value-type="float">
            <text:p>0.2576171</text:p>
          </table:table-cell>
          <table:table-cell office:value-type="float" office:value="0.00480727" calcext:value-type="float">
            <text:p>0.004807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reen</text:p>
          </table:table-cell>
          <table:table-cell table:number-columns-repeated="2" office:value-type="float" office:value="0.1" calcext:value-type="float">
            <text:p>0.1</text:p>
          </table:table-cell>
          <table:table-cell table:formula="of:=[.C23]-[.B23]"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table:formula="of:=[.F23]-[.E23]" office:value-type="float" office:value="0" calcext:value-type="float">
            <text:p>0</text:p>
          </table:table-cell>
          <table:table-cell office:value-type="float" office:value="0.2811632" calcext:value-type="float">
            <text:p>0.2811632</text:p>
          </table:table-cell>
          <table:table-cell office:value-type="float" office:value="0.05472777" calcext:value-type="float">
            <text:p>0.054727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nglass'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[.C24]-[.B24]" office:value-type="float" office:value="-0.1" calcext:value-type="float">
            <text:p>-0.1</text:p>
          </table:table-cell>
          <table:table-cell table:number-columns-repeated="2" office:value-type="float" office:value="0.1" calcext:value-type="float">
            <text:p>0.1</text:p>
          </table:table-cell>
          <table:table-cell table:formula="of:=[.F24]-[.E24]" office:value-type="float" office:value="0" calcext:value-type="float">
            <text:p>0</text:p>
          </table:table-cell>
          <table:table-cell office:value-type="float" office:value="0.19172071" calcext:value-type="float">
            <text:p>0.19172071</text:p>
          </table:table-cell>
          <table:table-cell office:value-type="float" office:value="0.0202613" calcext:value-type="float">
            <text:p>0.02026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water jug'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table:formula="of:=[.C25]-[.B25]" office:value-type="float" office:value="0.1" calcext:value-type="float">
            <text:p>0.1</text:p>
          </table:table-cell>
          <table:table-cell table:number-columns-repeated="2" office:value-type="float" office:value="0.3" calcext:value-type="float">
            <text:p>0.3</text:p>
          </table:table-cell>
          <table:table-cell table:formula="of:=[.F25]-[.E25]" office:value-type="float" office:value="0" calcext:value-type="float">
            <text:p>0</text:p>
          </table:table-cell>
          <table:table-cell office:value-type="float" office:value="0.27339833" calcext:value-type="float">
            <text:p>0.27339833</text:p>
          </table:table-cell>
          <table:table-cell office:value-type="float" office:value="0.07838051" calcext:value-type="float">
            <text:p>0.0783805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7">00/00/0000</text:date>, <text:time style:data-style-name="N2" text:time-value="12:15:34.5438343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12:07:25.298740575</meta:creation-date>
    <dc:date>2016-11-07T14:02:47.727711280</dc:date>
    <meta:editing-duration>P3DT43M33S</meta:editing-duration>
    <meta:editing-cycles>30</meta:editing-cycles>
    <meta:generator>LibreOffice/4.2.8.2$Linux_X86_64 LibreOffice_project/420m0$Build-2</meta:generator>
    <meta:document-statistic meta:table-count="4" meta:cell-count="614" meta:object-count="0"/>
  </office:meta>
</office:document-meta>
</file>